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AddTransform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AddTransformer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AddTransformer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AddTransformer.transform( MessageExchange exchange , NormalizedMessage in , NormalizedMessage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pertyAddTransformer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